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242d2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officeooo:rsid="00112c90"/>
    </style:style>
    <style:style style:name="T2" style:family="text">
      <style:text-properties officeooo:rsid="00113d32"/>
    </style:style>
    <style:style style:name="T3" style:family="text">
      <style:text-properties fo:font-variant="normal" fo:text-transform="none" style:font-name="sans-serif" fo:font-size="11.4499998092651pt" fo:letter-spacing="normal" fo:font-style="normal" fo:font-weight="normal"/>
    </style:style>
    <style:style style:name="T4" style:family="text">
      <style:text-properties fo:font-variant="normal" fo:text-transform="none" style:font-name="sans-serif" fo:font-size="11.4499998092651pt" fo:letter-spacing="normal" fo:font-style="normal" fo:font-weight="normal" officeooo:rsid="001242d2" style:font-weight-asian="bold" style:font-weight-complex="bold"/>
    </style:style>
    <style:style style:name="T5" style:family="text">
      <style:text-properties fo:font-variant="normal" fo:text-transform="none" style:font-name="sans-serif" fo:font-size="11.4499998092651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sans-serif" fo:font-size="11.4499998092651pt" fo:letter-spacing="normal" fo:font-style="normal" fo:font-weight="normal" officeooo:rsid="001242d2" style:font-weight-asian="normal" style:font-weight-complex="normal"/>
    </style:style>
    <style:style style:name="T7" style:family="text">
      <style:text-properties fo:font-variant="normal" fo:text-transform="none" style:font-name="sans-serif" fo:font-size="11.4499998092651pt" fo:letter-spacing="normal" fo:font-style="normal" fo:font-weight="normal" loext:padding="0in" loext:border="none"/>
    </style:style>
    <style:style style:name="T8" style:family="text">
      <style:text-properties fo:font-variant="normal" fo:text-transform="none" style:font-name="sans-serif" fo:font-size="11.4499998092651pt" fo:letter-spacing="normal" fo:font-style="normal" fo:font-weight="normal" officeooo:rsid="0016ef10" loext:padding="0in" loext:border="none"/>
    </style:style>
    <style:style style:name="T9" style:family="text">
      <style:text-properties fo:font-variant="normal" fo:text-transform="none" style:font-name="sans-serif" fo:font-size="11.4499998092651pt" fo:letter-spacing="normal" fo:font-style="normal" fo:font-weight="normal" fo:background-color="#ffff00" loext:char-shading-value="0"/>
    </style:style>
    <style:style style:name="T10" style:family="text">
      <style:text-properties fo:font-variant="normal" fo:text-transform="none" style:font-name="sans-serif" fo:font-size="11.4499998092651pt" fo:letter-spacing="normal" fo:font-style="normal" fo:font-weight="normal" fo:background-color="#ffff00" loext:char-shading-value="0"/>
    </style:style>
    <style:style style:name="T11" style:family="text">
      <style:text-properties fo:font-variant="normal" fo:text-transform="none" style:font-name="sans-serif" fo:font-size="11.4499998092651pt" fo:letter-spacing="normal" fo:font-style="normal" fo:font-weight="normal" officeooo:rsid="0017187f"/>
    </style:style>
    <style:style style:name="T12" style:family="text">
      <style:text-properties fo:font-variant="normal" fo:text-transform="none" style:font-name="sans-serif" fo:font-size="11.4499998092651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font-name="sans-serif" fo:font-size="11.4499998092651pt" fo:letter-spacing="normal" fo:font-style="normal" fo:font-weight="bold" officeooo:rsid="001242d2" style:font-weight-asian="bold" style:font-weight-complex="bold"/>
    </style:style>
    <style:style style:name="T14" style:family="text">
      <style:text-properties fo:font-variant="normal" fo:text-transform="none" style:font-name="sans-serif" fo:font-size="11.4499998092651pt" fo:letter-spacing="normal" fo:font-style="normal" fo:font-weight="bold" fo:background-color="#ffff00" loext:char-shading-value="0" style:font-weight-asian="bold" style:font-weight-complex="bold"/>
    </style:style>
    <style:style style:name="T15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 loext:padding="0in" loext:border="none"/>
    </style:style>
    <style:style style:name="T16" style:family="text">
      <style:text-properties fo:font-variant="normal" fo:text-transform="none" fo:letter-spacing="normal" fo:font-style="normal" fo:font-weight="normal" loext:padding="0in" loext:border="none"/>
    </style:style>
    <style:style style:name="T17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18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20" style:family="text">
      <style:text-properties fo:font-variant="normal" fo:text-transform="none" style:font-name="Cantarell" fo:letter-spacing="normal" fo:font-style="normal" fo:font-weight="normal" loext:padding="0in" loext:border="none"/>
    </style:style>
    <style:style style:name="T21" style:family="text">
      <style:text-properties fo:font-variant="normal" fo:text-transform="none" style:font-name="Cantarell" fo:letter-spacing="normal" fo:font-style="normal" fo:font-weight="bold" style:font-weight-asian="bold" style:font-weight-complex="bold" loext:padding="0in" loext:border="none"/>
    </style:style>
    <style:style style:name="T22" style:family="text">
      <style:text-properties fo:font-variant="normal" fo:text-transform="none" style:font-name="Cantarell" fo:font-size="12pt" fo:letter-spacing="normal" fo:font-style="normal" fo:font-weight="normal" style:font-size-asian="12pt" style:font-size-complex="12pt" loext:padding="0in" loext:border="none"/>
    </style:style>
    <style:style style:name="T23" style:family="text">
      <style:text-properties fo:font-variant="normal" fo:text-transform="none" fo:font-size="12pt" fo:letter-spacing="normal" fo:font-style="normal" fo:font-weight="normal" style:font-size-asian="12pt" style:font-size-complex="12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JOB</text:span></text:p>
      <text:p text:style-name="Standard"/>
      <text:p text:style-name="Standard">// <text:span text:style-name="T2">create a job </text:span><text:span text:style-name="T3">which will run a container which sleeps for three seconds then stops</text:span></text:p>
      <text:p text:style-name="Standard"><text:span text:style-name="T3">// jerome@master:~/lab4$ </text:span><text:span text:style-name="T12">vim job.yaml</text:span></text:p>
      <text:p text:style-name="Standard"><text:span text:style-name="T3">apiVersion: batch/v1</text:span></text:p>
      <text:p text:style-name="Standard"><text:span text:style-name="T3">kind: Job</text:span></text:p>
      <text:p text:style-name="Standard"><text:span text:style-name="T3">metadata:</text:span></text:p>
      <text:p text:style-name="Standard"><text:span text:style-name="T3"><text:s text:c="2"/>name: sleepy</text:span></text:p>
      <text:p text:style-name="Standard"><text:span text:style-name="T3">spec:</text:span></text:p>
      <text:p text:style-name="Standard"><text:span text:style-name="T3"><text:s text:c="2"/>template:</text:span></text:p>
      <text:p text:style-name="Standard"><text:span text:style-name="T3"><text:s text:c="4"/>spec:</text:span></text:p>
      <text:p text:style-name="Standard"><text:span text:style-name="T3"><text:s text:c="6"/>containers:</text:span></text:p>
      <text:p text:style-name="Standard"><text:span text:style-name="T3"><text:s text:c="6"/>- name: resting</text:span></text:p>
      <text:p text:style-name="Standard"><text:span text:style-name="T3"><text:s text:c="8"/>image: busybox</text:span></text:p>
      <text:p text:style-name="Standard"><text:span text:style-name="T3"><text:s text:c="8"/>command: ["/bin/sleep"]</text:span></text:p>
      <text:p text:style-name="Standard"><text:span text:style-name="T3"><text:s text:c="8"/>args: ["3"]</text:span></text:p>
      <text:p text:style-name="Standard"><text:span text:style-name="T3"><text:s text:c="6"/>restartPolicy: Never</text:span></text:p>
      <text:p text:style-name="Standard"><text:span text:style-name="T3"/></text:p>
      <text:p text:style-name="Standard"><text:span text:style-name="T3">jerome@master:~/lab4$</text:span><text:span text:style-name="T12"> $k create -f job.yaml </text:span></text:p>
      <text:p text:style-name="Standard"><text:span text:style-name="T3">job.batch/sleepy created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13"/>RESTARTS <text:s text:c="2"/>AGE</text:span></text:p>
      <text:p text:style-name="Standard"><text:span text:style-name="T3">sleepy-wtrqw <text:s text:c="2"/>0/1 <text:s text:c="4"/>ContainerCreating <text:s text:c="2"/>0 <text:s text:c="9"/>6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3"/>RESTARTS <text:s text:c="2"/>AGE</text:span></text:p>
      <text:p text:style-name="Standard"><text:span text:style-name="T3">sleepy-wtrqw <text:s text:c="2"/>1/1 <text:s text:c="4"/>Running <text:s text:c="2"/>0 <text:s text:c="9"/>11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wtrqw <text:s text:c="2"/>0/1 <text:s text:c="4"/>Completed <text:s text:c="2"/>0 <text:s text:c="9"/>14s</text:span></text:p>
      <text:p text:style-name="Standard"><text:span text:style-name="T3"/></text:p>
      <text:p text:style-name="Standard"><text:span text:style-name="T3">jerome@master:~/lab4$ </text:span><text:span text:style-name="T14">$k get job</text:span></text:p>
      <text:p text:style-name="Standard"><text:span text:style-name="T3">NAME <text:s text:c="4"/>COMPLETIONS <text:s text:c="2"/>DURATION <text:s text:c="2"/>AGE</text:span></text:p>
      <text:p text:style-name="Standard"><text:span text:style-name="T3">sleepy <text:s text:c="2"/>1/1 <text:s text:c="10"/>11s <text:s text:c="7"/>5m31s</text:span></text:p>
      <text:p text:style-name="Standard"><text:span text:style-name="T3">jerome@master:~/lab4$ </text:span><text:span text:style-name="T12">$k describe job sleepy </text:span></text:p>
      <text:p text:style-name="P1"><text:span text:style-name="T5">// </text:span><text:span text:style-name="T6">this cmd return the same output:</text:span><text:span text:style-name="T4"> </text:span><text:span text:style-name="T13">$k describe job.batch sleepy </text:span></text:p>
      <text:p text:style-name="Standard"><text:span text:style-name="T3">Name: <text:s text:c="10"/>sleepy</text:span></text:p>
      <text:p text:style-name="Standard"><text:span text:style-name="T3">Namespace: <text:s text:c="5"/>default</text:span></text:p>
      <text:p text:style-name="Standard"><text:span text:style-name="T3">Selector: <text:s text:c="6"/>controller-uid=54f55a47-dc26-4f08-9aad-e22246728e36</text:span></text:p>
      <text:p text:style-name="Standard"><text:span text:style-name="T3">Labels: <text:s text:c="8"/>controller-uid=54f55a47-dc26-4f08-9aad-e22246728e36</text:span></text:p>
      <text:p text:style-name="Standard"><text:span text:style-name="T3"><text:s text:c="16"/>job-name=sleepy</text:span></text:p>
      <text:p text:style-name="Standard"><text:span text:style-name="T3">Annotations: <text:s text:c="3"/>&lt;none&gt;</text:span></text:p>
      <text:p text:style-name="Standard"><text:span text:style-name="T3">Parallelism: <text:s text:c="3"/>1</text:span></text:p>
      <text:p text:style-name="Standard"><text:span text:style-name="T3">Completions: <text:s text:c="3"/>1</text:span></text:p>
      <text:p text:style-name="Standard"><text:span text:style-name="T3">Start Time: <text:s text:c="4"/>Thu, 04 Feb 2021 09:36:17 +0000</text:span></text:p>
      <text:p text:style-name="Standard"><text:span text:style-name="T3">Completed At: <text:s text:c="2"/>Thu, 04 Feb 2021 09:36:28 +0000</text:span></text:p>
      <text:p text:style-name="Standard"><text:span text:style-name="T3">Duration: <text:s text:c="6"/>11s</text:span></text:p>
      <text:p text:style-name="Standard"><text:span text:style-name="T3">Pods Statuses: <text:s/>0 Running / 1 Succeeded / 0 Failed</text:span></text:p>
      <text:p text:style-name="Standard"><text:span text:style-name="T3">Pod Template:</text:span></text:p>
      <text:p text:style-name="Standard"><text:span text:style-name="T3"><text:s text:c="2"/>Labels: <text:s/>controller-uid=54f55a47-dc26-4f08-9aad-e22246728e36</text:span></text:p>
      <text:p text:style-name="Standard"><text:soft-page-break/><text:span text:style-name="T3"><text:s text:c="11"/>job-name=sleepy</text:span></text:p>
      <text:p text:style-name="Standard"><text:span text:style-name="T3"><text:s text:c="2"/>Containers:</text:span></text:p>
      <text:p text:style-name="Standard"><text:span text:style-name="T3"><text:s text:c="3"/>resting:</text:span></text:p>
      <text:p text:style-name="Standard"><text:span text:style-name="T3"><text:s text:c="4"/>Image: <text:s text:c="5"/>busybox</text:span></text:p>
      <text:p text:style-name="Standard"><text:span text:style-name="T3"><text:s text:c="4"/>Port: <text:s text:c="6"/>&lt;none&gt;</text:span></text:p>
      <text:p text:style-name="Standard"><text:span text:style-name="T3"><text:s text:c="4"/>Host Port: <text:s/>&lt;none&gt;</text:span></text:p>
      <text:p text:style-name="Standard"><text:span text:style-name="T3"><text:s text:c="4"/>Command:</text:span></text:p>
      <text:p text:style-name="Standard"><text:span text:style-name="T3"><text:s text:c="6"/>/bin/sleep</text:span></text:p>
      <text:p text:style-name="Standard"><text:span text:style-name="T3"><text:s text:c="4"/>Args:</text:span></text:p>
      <text:p text:style-name="Standard"><text:span text:style-name="T3"><text:s text:c="6"/>3</text:span></text:p>
      <text:p text:style-name="Standard"><text:span text:style-name="T3"><text:s text:c="4"/>Environment: <text:s/>&lt;none&gt;</text:span></text:p>
      <text:p text:style-name="Standard"><text:span text:style-name="T3"><text:s text:c="4"/>Mounts: <text:s text:c="6"/>&lt;none&gt;</text:span></text:p>
      <text:p text:style-name="Standard"><text:span text:style-name="T3"><text:s text:c="2"/>Volumes: <text:s text:c="7"/>&lt;none&gt;</text:span></text:p>
      <text:p text:style-name="Standard"><text:span text:style-name="T3">Events:</text:span></text:p>
      <text:p text:style-name="Standard"><text:span text:style-name="T3"><text:s text:c="2"/>Type <text:s text:c="3"/>Reason <text:s text:c="11"/>Age <text:s text:c="3"/>From <text:s text:c="11"/>Message</text:span></text:p>
      <text:p text:style-name="Standard"><text:span text:style-name="T3"><text:s text:c="2"/>---- <text:s text:c="3"/>------ <text:s text:c="11"/>---- <text:s text:c="2"/>---- <text:s text:c="11"/>-------</text:span></text:p>
      <text:p text:style-name="Standard"><text:span text:style-name="T3"><text:s text:c="2"/>Normal <text:s/>SuccessfulCreate <text:s/>7m35s <text:s/>job-controller <text:s/>Created pod: sleepy-wtrqw</text:span></text:p>
      <text:p text:style-name="Standard"><text:span text:style-name="T3"><text:s text:c="2"/>Normal <text:s/>Completed <text:s text:c="8"/>7m24s <text:s/>job-controller <text:s/>Job completed</text:span></text:p>
      <text:p text:style-name="Standard"><text:span text:style-name="T3"/></text:p>
      <text:p text:style-name="Standard"><text:span text:style-name="T3">// </text:span><text:span text:style-name="T7">View the configuration information of the job. There are three parameters we can use to affect how the job runs. Use </text:span><text:span text:style-name="T16">-o yaml to see these parameters. We can see that backoffLimit, completions, and the parallelism. We’ll add these parameters next.</text:span></text:p>
      <text:p text:style-name="Standard"><text:span text:style-name="T3"/></text:p>
      <text:p text:style-name="Standard"><text:span text:style-name="T3">jerome@master:~/lab4$ </text:span><text:span text:style-name="T14">$k get jobs.batch sleepy -o yaml</text:span></text:p>
      <text:p text:style-name="Standard"><text:span text:style-name="T3">apiVersion: batch/v1</text:span></text:p>
      <text:p text:style-name="Standard"><text:span text:style-name="T3">kind: Job</text:span></text:p>
      <text:p text:style-name="Standard"><text:span text:style-name="T3">metadata:</text:span></text:p>
      <text:p text:style-name="Standard"><text:span text:style-name="T3"><text:s text:c="2"/>creationTimestamp: "2021-02-04T09:36:17Z"</text:span></text:p>
      <text:p text:style-name="Standard"><text:span text:style-name="T3"><text:s text:c="2"/>labels:</text:span></text:p>
      <text:p text:style-name="Standard"><text:span text:style-name="T3"><text:s text:c="4"/>controller-uid: 54f55a47-dc26-4f08-9aad-e22246728e36</text:span></text:p>
      <text:p text:style-name="Standard"><text:span text:style-name="T3"><text:s text:c="4"/>job-name: sleepy</text:span></text:p>
      <text:p text:style-name="Standard"><text:span text:style-name="T3"><text:s text:c="2"/>managedFields:</text:span></text:p>
      <text:p text:style-name="Standard"><text:span text:style-name="T3"><text:s text:c="2"/>- apiVersion: batch/v1</text:span></text:p>
      <text:p text:style-name="Standard"><text:span text:style-name="T3"><text:s text:c="4"/>fieldsType: FieldsV1</text:span></text:p>
      <text:p text:style-name="Standard"><text:span text:style-name="T3"><text:s text:c="4"/>fieldsV1:</text:span></text:p>
      <text:p text:style-name="Standard"><text:span text:style-name="T3"><text:s text:c="6"/>f:spec:</text:span></text:p>
      <text:p text:style-name="Standard"><text:span text:style-name="T3"><text:s text:c="8"/>f:backoffLimit: {}</text:span></text:p>
      <text:p text:style-name="Standard"><text:span text:style-name="T3">……………………………….</text:span></text:p>
      <text:p text:style-name="Standard"><text:span text:style-name="T3">uid: 54f55a47-dc26-4f08-9aad-e22246728e36</text:span></text:p>
      <text:p text:style-name="Standard"><text:span text:style-name="T3">spec:</text:span></text:p>
      <text:p text:style-name="P2"><text:span text:style-name="T3"><text:s text:c="2"/>backoffLimit: 6</text:span></text:p>
      <text:p text:style-name="P2"><text:span text:style-name="T3"><text:s text:c="2"/>completions: 1</text:span></text:p>
      <text:p text:style-name="P2"><text:span text:style-name="T3"><text:s text:c="2"/>parallelism: 1</text:span></text:p>
      <text:p text:style-name="Standard"><text:span text:style-name="T3"><text:s text:c="2"/>selector:</text:span></text:p>
      <text:p text:style-name="Standard"><text:span text:style-name="T3"><text:s text:c="4"/>matchLabels:</text:span></text:p>
      <text:p text:style-name="Standard"><text:span text:style-name="T3"><text:s text:c="6"/>controller-uid: 54f55a47-dc26-4f08-9aad-e22246728e36</text:span></text:p>
      <text:p text:style-name="Standard"><text:span text:style-name="T3"><text:s text:c="2"/>template:</text:span></text:p>
      <text:p text:style-name="Standard"><text:span text:style-name="T3"><text:s text:c="4"/>metadata:</text:span></text:p>
      <text:p text:style-name="Standard"><text:span text:style-name="T3"/></text:p>
      <text:p text:style-name="Standard"><text:soft-page-break/><text:span text:style-name="T3">// </text:span><text:span text:style-name="T7">As the job continues to </text:span><text:span text:style-name="T8">age </text:span><text:span text:style-name="T16">in a completion state, delete the job</text:span></text:p>
      <text:p text:style-name="Standard"><text:span text:style-name="T3">jerome@master:~/lab4$ </text:span><text:span text:style-name="T12">$k delete -f job.yaml </text:span></text:p>
      <text:p text:style-name="Standard"><text:span text:style-name="T3">job.batch "sleepy" deleted</text:span></text:p>
      <text:p text:style-name="Standard"><text:span text:style-name="T3"/></text:p>
      <text:p text:style-name="Standard"><text:span text:style-name="T3">// </text:span><text:span text:style-name="T7">Edit the YAML and add the </text:span><text:span text:style-name="T16">completions parameter and set it to 5.</text:span></text:p>
      <text:p text:style-name="Standard"><text:span text:style-name="T3">jerome@master:~/lab4$ </text:span><text:span text:style-name="T12">cat job.yaml </text:span></text:p>
      <text:p text:style-name="Standard"><text:span text:style-name="T3">apiVersion: batch/v1</text:span></text:p>
      <text:p text:style-name="Standard"><text:span text:style-name="T3">kind: Job</text:span></text:p>
      <text:p text:style-name="Standard"><text:span text:style-name="T3">metadata:</text:span></text:p>
      <text:p text:style-name="Standard"><text:span text:style-name="T3"><text:s text:c="2"/>name: sleepy</text:span></text:p>
      <text:p text:style-name="Standard"><text:span text:style-name="T3">spec:</text:span></text:p>
      <text:p text:style-name="Standard"><text:span text:style-name="T3"><text:s text:c="2"/></text:span><text:span text:style-name="T10">completions: 5 </text:span></text:p>
      <text:p text:style-name="Standard"><text:span text:style-name="T3"><text:s text:c="2"/>template:</text:span></text:p>
      <text:p text:style-name="Standard"><text:span text:style-name="T3"><text:s text:c="4"/>spec:</text:span></text:p>
      <text:p text:style-name="Standard"><text:span text:style-name="T3">………………</text:span></text:p>
      <text:p text:style-name="Standard"><text:span text:style-name="T3"/></text:p>
      <text:p text:style-name="Standard"><text:span text:style-name="T3">// </text:span><text:span text:style-name="T11">completion define the number of time the job will run.</text:span></text:p>
      <text:p text:style-name="Standard"><text:span text:style-name="T3">jerome@master:~/lab4$ </text:span><text:span text:style-name="T12">$k create -f job.yaml</text:span></text:p>
      <text:p text:style-name="Standard"><text:span text:style-name="T3">job.batch/sleepy created</text:span></text:p>
      <text:p text:style-name="Standard"><text:span text:style-name="T3">jerome@master:~/lab4$ </text:span><text:span text:style-name="T12">vim job.yaml 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1/5 <text:s text:c="10"/>10s <text:s text:c="7"/>10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27kfb <text:s text:c="2"/>0/1 <text:s text:c="4"/>Completed <text:s text:c="2"/>0 <text:s text:c="9"/>16s</text:span></text:p>
      <text:p text:style-name="Standard"><text:span text:style-name="T3">sleepy-7xdkk <text:s text:c="2"/>1/1 <text:s text:c="4"/>Running <text:s text:c="4"/>0 <text:s text:c="9"/>8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2/5 <text:s text:c="10"/>20s <text:s text:c="7"/>20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27kfb <text:s text:c="2"/>0/1 <text:s text:c="4"/>Completed <text:s text:c="2"/>0 <text:s text:c="9"/>23s</text:span></text:p>
      <text:p text:style-name="Standard"><text:span text:style-name="T3">sleepy-7xdkk <text:s text:c="2"/>0/1 <text:s text:c="4"/>Completed <text:s text:c="2"/>0 <text:s text:c="9"/>15s</text:span></text:p>
      <text:p text:style-name="Standard"><text:span text:style-name="T3">sleepy-l4vzk <text:s text:c="2"/>1/1 <text:s text:c="4"/>Running <text:s text:c="4"/>0 <text:s text:c="9"/>6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13"/>RESTARTS <text:s text:c="2"/>AGE</text:span></text:p>
      <text:p text:style-name="Standard"><text:span text:style-name="T3">sleepy-27kfb <text:s text:c="2"/>0/1 <text:s text:c="4"/>Completed <text:s text:c="10"/>0 <text:s text:c="9"/>28s</text:span></text:p>
      <text:p text:style-name="Standard"><text:span text:style-name="T3">sleepy-7xdkk <text:s text:c="2"/>0/1 <text:s text:c="4"/>Completed <text:s text:c="10"/>0 <text:s text:c="9"/>20s</text:span></text:p>
      <text:p text:style-name="Standard"><text:span text:style-name="T3">sleepy-fwbql <text:s text:c="2"/>0/1 <text:s text:c="4"/>ContainerCreating <text:s text:c="2"/>0 <text:s text:c="9"/>3s</text:span></text:p>
      <text:p text:style-name="Standard"><text:span text:style-name="T3">sleepy-l4vzk <text:s text:c="2"/>0/1 <text:s text:c="4"/>Completed <text:s text:c="10"/>0 <text:s text:c="9"/>11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3/5 <text:s text:c="10"/>30s <text:s text:c="7"/>30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27kfb <text:s text:c="2"/>0/1 <text:s text:c="4"/>Completed <text:s text:c="2"/>0 <text:s text:c="9"/>41s</text:span></text:p>
      <text:p text:style-name="Standard"><text:span text:style-name="T3">sleepy-7xdkk <text:s text:c="2"/>0/1 <text:s text:c="4"/>Completed <text:s text:c="2"/>0 <text:s text:c="9"/>33s</text:span></text:p>
      <text:p text:style-name="Standard"><text:span text:style-name="T3">sleepy-fwbql <text:s text:c="2"/>0/1 <text:s text:c="4"/>Completed <text:s text:c="2"/>0 <text:s text:c="9"/>16s</text:span></text:p>
      <text:p text:style-name="Standard"><text:soft-page-break/><text:span text:style-name="T3">sleepy-l4vzk <text:s text:c="2"/>0/1 <text:s text:c="4"/>Completed <text:s text:c="2"/>0 <text:s text:c="9"/>24s</text:span></text:p>
      <text:p text:style-name="Standard"><text:span text:style-name="T3">sleepy-tqh82 <text:s text:c="2"/>1/1 <text:s text:c="4"/>Running <text:s text:c="4"/>0 <text:s text:c="9"/>8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5/5 <text:s text:c="10"/>41s <text:s text:c="7"/>43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27kfb <text:s text:c="2"/>0/1 <text:s text:c="4"/>Completed <text:s text:c="2"/>0 <text:s text:c="9"/>46s</text:span></text:p>
      <text:p text:style-name="Standard"><text:span text:style-name="T3">sleepy-7xdkk <text:s text:c="2"/>0/1 <text:s text:c="4"/>Completed <text:s text:c="2"/>0 <text:s text:c="9"/>38s</text:span></text:p>
      <text:p text:style-name="Standard"><text:span text:style-name="T3">sleepy-fwbql <text:s text:c="2"/>0/1 <text:s text:c="4"/>Completed <text:s text:c="2"/>0 <text:s text:c="9"/>21s</text:span></text:p>
      <text:p text:style-name="Standard"><text:span text:style-name="T3">sleepy-l4vzk <text:s text:c="2"/>0/1 <text:s text:c="4"/>Completed <text:s text:c="2"/>0 <text:s text:c="9"/>29s</text:span></text:p>
      <text:p text:style-name="Standard"><text:span text:style-name="T3">sleepy-tqh82 <text:s text:c="2"/>0/1 <text:s text:c="4"/>Completed <text:s text:c="2"/>0 <text:s text:c="9"/>13s</text:span></text:p>
      <text:p text:style-name="Standard"><text:span text:style-name="T3"/></text:p>
      <text:p text:style-name="Standard"><text:span text:style-name="T3">// </text:span><text:span text:style-name="T7">Edit the YAML again. This time add in the </text:span><text:span text:style-name="T16">parallelism: parameter. Set it to 2 such that two pods at a time will be deployed</text:span></text:p>
      <text:p text:style-name="Standard"><text:span text:style-name="T16">jerome@master:~/lab4$ cat job.yaml </text:span></text:p>
      <text:p text:style-name="Standard"><text:span text:style-name="T16">apiVersion: batch/v1</text:span></text:p>
      <text:p text:style-name="Standard"><text:span text:style-name="T16">kind: Job</text:span></text:p>
      <text:p text:style-name="Standard"><text:span text:style-name="T16">metadata:</text:span></text:p>
      <text:p text:style-name="Standard"><text:span text:style-name="T16"><text:s text:c="2"/>name: sleepy</text:span></text:p>
      <text:p text:style-name="Standard"><text:span text:style-name="T16">spec:</text:span></text:p>
      <text:p text:style-name="Standard"><text:span text:style-name="T16"><text:s text:c="2"/>completions: 5 </text:span></text:p>
      <text:p text:style-name="Standard"><text:span text:style-name="T16"><text:s/></text:span><text:span text:style-name="T18"><text:s/>parallelism: 2</text:span></text:p>
      <text:p text:style-name="Standard"><text:span text:style-name="T16"><text:s text:c="2"/>template:</text:span></text:p>
      <text:p text:style-name="Standard"><text:span text:style-name="T16"><text:s text:c="4"/>spec:</text:span></text:p>
      <text:p text:style-name="Standard"><text:span text:style-name="T3"/></text:p>
      <text:p text:style-name="Standard"><text:span text:style-name="T3">// </text:span><text:span text:style-name="T7">Create the </text:span><text:span text:style-name="T16">job </text:span><text:span text:style-name="T20">again. You should see the pods deployed two at a time until all five have completed.</text:span></text:p>
      <text:p text:style-name="Standard"><text:span text:style-name="T20">jerome@master:~/lab4$ </text:span><text:span text:style-name="T21">$k create -f job.yaml</text:span></text:p>
      <text:p text:style-name="Standard"><text:span text:style-name="T20">job.batch/sleepy created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13"/>RESTARTS <text:s text:c="2"/>AGE</text:span></text:p>
      <text:p text:style-name="Standard"><text:span text:style-name="T20">sleepy-259bv <text:s text:c="2"/>0/1 <text:s text:c="4"/>ContainerCreating <text:s text:c="2"/>0 <text:s text:c="9"/>3s</text:span></text:p>
      <text:p text:style-name="Standard"><text:span text:style-name="T20">sleepy-c85nc <text:s text:c="2"/>0/1 <text:s text:c="4"/>ContainerCreating <text:s text:c="2"/>0 <text:s text:c="9"/>3s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13"/>RESTARTS <text:s text:c="2"/>AGE</text:span></text:p>
      <text:p text:style-name="Standard"><text:span text:style-name="T20">sleepy-259bv <text:s text:c="2"/>1/1 <text:s text:c="4"/>Running <text:s text:c="12"/>0 <text:s text:c="9"/>9s</text:span></text:p>
      <text:p text:style-name="Standard"><text:span text:style-name="T20">sleepy-c85nc <text:s text:c="2"/>0/1 <text:s text:c="4"/>ContainerCreating <text:s text:c="2"/>0 <text:s text:c="9"/>9s</text:span></text:p>
      <text:p text:style-name="Standard"><text:span text:style-name="T20">jerome@master:~/lab4$ </text:span><text:span text:style-name="T21">$k get deploy,job</text:span></text:p>
      <text:p text:style-name="Standard"><text:span text:style-name="T20">NAME <text:s text:c="14"/>COMPLETIONS <text:s text:c="2"/>DURATION <text:s text:c="2"/>AGE</text:span></text:p>
      <text:p text:style-name="Standard"><text:span text:style-name="T20">job.batch/sleepy <text:s text:c="2"/>2/5 <text:s text:c="10"/>15s <text:s text:c="7"/>15s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13"/>RESTARTS <text:s text:c="2"/>AGE</text:span></text:p>
      <text:p text:style-name="Standard"><text:span text:style-name="T20">sleepy-259bv <text:s text:c="2"/>0/1 <text:s text:c="4"/>Completed <text:s text:c="10"/>0 <text:s text:c="9"/>17s</text:span></text:p>
      <text:p text:style-name="Standard"><text:span text:style-name="T20">sleepy-7kg9v <text:s text:c="2"/>1/1 <text:s text:c="4"/>Running <text:s text:c="12"/>0 <text:s text:c="9"/>8s</text:span></text:p>
      <text:p text:style-name="Standard"><text:span text:style-name="T20">sleepy-9qmfr <text:s text:c="2"/>0/1 <text:s text:c="4"/>ContainerCreating <text:s text:c="2"/>0 <text:s text:c="9"/>4s</text:span></text:p>
      <text:p text:style-name="Standard"><text:span text:style-name="T20">sleepy-c85nc <text:s text:c="2"/>0/1 <text:s text:c="4"/>Completed <text:s text:c="10"/>0 <text:s text:c="9"/>17s</text:span></text:p>
      <text:p text:style-name="Standard"><text:soft-page-break/><text:span text:style-name="T20">jerome@master:~/lab4$ </text:span><text:span text:style-name="T21">$k get deploy,job</text:span></text:p>
      <text:p text:style-name="Standard"><text:span text:style-name="T20">NAME <text:s text:c="14"/>COMPLETIONS <text:s text:c="2"/>DURATION <text:s text:c="2"/>AGE</text:span></text:p>
      <text:p text:style-name="Standard"><text:span text:style-name="T20">job.batch/sleepy <text:s text:c="2"/>3/5 <text:s text:c="10"/>19s <text:s text:c="7"/>19s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13"/>RESTARTS <text:s text:c="2"/>AGE</text:span></text:p>
      <text:p text:style-name="Standard"><text:span text:style-name="T20">sleepy-259bv <text:s text:c="2"/>0/1 <text:s text:c="4"/>Completed <text:s text:c="10"/>0 <text:s text:c="9"/>21s</text:span></text:p>
      <text:p text:style-name="Standard"><text:span text:style-name="T20">sleepy-2mrrl <text:s text:c="2"/>0/1 <text:s text:c="4"/>ContainerCreating <text:s text:c="2"/>0 <text:s text:c="9"/>3s</text:span></text:p>
      <text:p text:style-name="Standard"><text:span text:style-name="T20">sleepy-7kg9v <text:s text:c="2"/>0/1 <text:s text:c="4"/>Completed <text:s text:c="10"/>0 <text:s text:c="9"/>12s</text:span></text:p>
      <text:p text:style-name="Standard"><text:span text:style-name="T20">sleepy-9qmfr <text:s text:c="2"/>1/1 <text:s text:c="4"/>Running <text:s text:c="12"/>0 <text:s text:c="9"/>8s</text:span></text:p>
      <text:p text:style-name="Standard"><text:span text:style-name="T20">sleepy-c85nc <text:s text:c="2"/>0/1 <text:s text:c="4"/>Completed <text:s text:c="10"/>0 <text:s text:c="9"/>21s</text:span></text:p>
      <text:p text:style-name="Standard"><text:span text:style-name="T20">jerome@master:~/lab4$ </text:span><text:span text:style-name="T21">$k get deploy,job</text:span></text:p>
      <text:p text:style-name="Standard"><text:span text:style-name="T20">NAME <text:s text:c="14"/>COMPLETIONS <text:s text:c="2"/>DURATION <text:s text:c="2"/>AGE</text:span></text:p>
      <text:p text:style-name="Standard"><text:span text:style-name="T20">job.batch/sleepy <text:s text:c="2"/>4/5 <text:s text:c="10"/>23s <text:s text:c="7"/>23s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5"/>RESTARTS <text:s text:c="2"/>AGE</text:span></text:p>
      <text:p text:style-name="Standard"><text:span text:style-name="T20">sleepy-259bv <text:s text:c="2"/>0/1 <text:s text:c="4"/>Completed <text:s text:c="2"/>0 <text:s text:c="9"/>25s</text:span></text:p>
      <text:p text:style-name="Standard"><text:span text:style-name="T20">sleepy-2mrrl <text:s text:c="2"/>1/1 <text:s text:c="4"/>Running <text:s text:c="4"/>0 <text:s text:c="9"/>7s</text:span></text:p>
      <text:p text:style-name="Standard"><text:span text:style-name="T20">sleepy-7kg9v <text:s text:c="2"/>0/1 <text:s text:c="4"/>Completed <text:s text:c="2"/>0 <text:s text:c="9"/>16s</text:span></text:p>
      <text:p text:style-name="Standard"><text:span text:style-name="T20">sleepy-9qmfr <text:s text:c="2"/>0/1 <text:s text:c="4"/>Completed <text:s text:c="2"/>0 <text:s text:c="9"/>12s</text:span></text:p>
      <text:p text:style-name="Standard"><text:span text:style-name="T20">sleepy-c85nc <text:s text:c="2"/>0/1 <text:s text:c="4"/>Completed <text:s text:c="2"/>0 <text:s text:c="9"/>25s</text:span></text:p>
      <text:p text:style-name="Standard"><text:span text:style-name="T20">jerome@master:~/lab4$ </text:span><text:span text:style-name="T21">$k get deploy,job</text:span></text:p>
      <text:p text:style-name="Standard"><text:span text:style-name="T20">NAME <text:s text:c="14"/>COMPLETIONS <text:s text:c="2"/>DURATION <text:s text:c="2"/>AGE</text:span></text:p>
      <text:p text:style-name="Standard"><text:span text:style-name="T20">job.batch/sleepy <text:s text:c="2"/>5/5 <text:s text:c="10"/>26s <text:s text:c="7"/>28s</text:span></text:p>
      <text:p text:style-name="Standard"><text:span text:style-name="T20">jerome@master:~/lab4$ </text:span><text:span text:style-name="T21">$k get po</text:span></text:p>
      <text:p text:style-name="Standard"><text:span text:style-name="T20">NAME <text:s text:c="10"/>READY <text:s text:c="2"/>STATUS <text:s text:c="5"/>RESTARTS <text:s text:c="2"/>AGE</text:span></text:p>
      <text:p text:style-name="Standard"><text:span text:style-name="T20">sleepy-259bv <text:s text:c="2"/>0/1 <text:s text:c="4"/>Completed <text:s text:c="2"/>0 <text:s text:c="9"/>31s</text:span></text:p>
      <text:p text:style-name="Standard"><text:span text:style-name="T20">sleepy-2mrrl <text:s text:c="2"/>0/1 <text:s text:c="4"/>Completed <text:s text:c="2"/>0 <text:s text:c="9"/>13s</text:span></text:p>
      <text:p text:style-name="Standard"><text:span text:style-name="T20">sleepy-7kg9v <text:s text:c="2"/>0/1 <text:s text:c="4"/>Completed <text:s text:c="2"/>0 <text:s text:c="9"/>22s</text:span></text:p>
      <text:p text:style-name="Standard"><text:span text:style-name="T20">sleepy-9qmfr <text:s text:c="2"/>0/1 <text:s text:c="4"/>Completed <text:s text:c="2"/>0 <text:s text:c="9"/>18s</text:span></text:p>
      <text:p text:style-name="Standard"><text:span text:style-name="T20">sleepy-c85nc <text:s text:c="2"/>0/1 <text:s text:c="4"/>Completed <text:s text:c="2"/>0 <text:s text:c="9"/>31s</text:span></text:p>
      <text:p text:style-name="Standard"><text:span text:style-name="T3"/></text:p>
      <text:p text:style-name="Standard"><text:span text:style-name="T3">// </text:span><text:span text:style-name="T7">Add a parameter which will stop the job after a certain number of seconds. </text:span><text:span text:style-name="T22">Set the activeDeadlineSeconds: to 15. The job and all pods will end once it runs for 15 seconds</text:span></text:p>
      <text:p text:style-name="Standard"><text:span text:style-name="T3">jerome@master:~/lab4$ </text:span><text:span text:style-name="T12">cat job.yaml </text:span></text:p>
      <text:p text:style-name="Standard"><text:span text:style-name="T3">apiVersion: batch/v1</text:span></text:p>
      <text:p text:style-name="Standard"><text:span text:style-name="T3">kind: Job</text:span></text:p>
      <text:p text:style-name="Standard"><text:span text:style-name="T3">metadata:</text:span></text:p>
      <text:p text:style-name="Standard"><text:span text:style-name="T3"><text:s text:c="2"/>name: sleepy</text:span></text:p>
      <text:p text:style-name="Standard"><text:span text:style-name="T3">spec:</text:span></text:p>
      <text:p text:style-name="Standard"><text:span text:style-name="T3"><text:s text:c="2"/>completions: 5 </text:span></text:p>
      <text:p text:style-name="Standard"><text:span text:style-name="T3"><text:s text:c="2"/>parallelism: 2</text:span></text:p>
      <text:p text:style-name="Standard"><text:span text:style-name="T3"><text:s/></text:span><text:span text:style-name="T10"><text:s/>activeDeadlineSeconds: 15</text:span></text:p>
      <text:p text:style-name="Standard"><text:span text:style-name="T3"><text:s text:c="2"/>template:</text:span></text:p>
      <text:p text:style-name="Standard"><text:span text:style-name="T3"><text:s text:c="4"/>spec:</text:span></text:p>
      <text:p text:style-name="Standard"><text:span text:style-name="T3"><text:s text:c="6"/>containers:</text:span></text:p>
      <text:p text:style-name="Standard"><text:span text:style-name="T3">…………………….</text:span></text:p>
      <text:p text:style-name="Standard"><text:span text:style-name="T3"/></text:p>
      <text:p text:style-name="Standard"><text:soft-page-break/><text:span text:style-name="T3">jerome@master:~/lab4$ </text:span><text:span text:style-name="T12">$k create -f job.yaml </text:span></text:p>
      <text:p text:style-name="Standard"><text:span text:style-name="T3">job.batch/sleepy created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13"/>RESTARTS <text:s text:c="2"/>AGE</text:span></text:p>
      <text:p text:style-name="Standard"><text:span text:style-name="T3">sleepy-5bxmq <text:s text:c="2"/>1/1 <text:s text:c="4"/>Running <text:s text:c="12"/>0 <text:s text:c="9"/>6s</text:span></text:p>
      <text:p text:style-name="Standard"><text:span text:style-name="T3">sleepy-t7xfr <text:s text:c="2"/>0/1 <text:s text:c="4"/>ContainerCreating <text:s text:c="2"/>0 <text:s text:c="9"/>6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1/5 <text:s text:c="10"/>11s <text:s text:c="7"/>11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13"/>RESTARTS <text:s text:c="2"/>AGE</text:span></text:p>
      <text:p text:style-name="Standard"><text:span text:style-name="T3">sleepy-5bxmq <text:s text:c="2"/>0/1 <text:s text:c="4"/>Completed <text:s text:c="10"/>0 <text:s text:c="9"/>14s</text:span></text:p>
      <text:p text:style-name="Standard"><text:span text:style-name="T3">sleepy-7gc62 <text:s text:c="2"/>0/1 <text:s text:c="4"/>ContainerCreating <text:s text:c="2"/>0 <text:s text:c="9"/>5s</text:span></text:p>
      <text:p text:style-name="Standard"><text:span text:style-name="T3">sleepy-jslj8 <text:s text:c="2"/>0/1 <text:s text:c="4"/>ContainerCreating <text:s text:c="2"/>0 <text:s text:c="9"/>2s</text:span></text:p>
      <text:p text:style-name="Standard"><text:span text:style-name="T3">sleepy-t7xfr <text:s text:c="2"/>0/1 <text:s text:c="4"/>Completed <text:s text:c="10"/>0 <text:s text:c="9"/>14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2/5 <text:s text:c="10"/>16s <text:s text:c="7"/>16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7"/>RESTARTS <text:s text:c="2"/>AGE</text:span></text:p>
      <text:p text:style-name="Standard"><text:span text:style-name="T3">sleepy-5bxmq <text:s text:c="2"/>0/1 <text:s text:c="4"/>Completed <text:s text:c="4"/>0 <text:s text:c="9"/>19s</text:span></text:p>
      <text:p text:style-name="Standard"><text:span text:style-name="T3">sleepy-7gc62 <text:s text:c="2"/>0/1 <text:s text:c="4"/>Terminating <text:s text:c="2"/>0 <text:s text:c="9"/>10s</text:span></text:p>
      <text:p text:style-name="Standard"><text:span text:style-name="T3">sleepy-t7xfr <text:s text:c="2"/>0/1 <text:s text:c="4"/>Completed <text:s text:c="4"/>0 <text:s text:c="9"/>19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2/5 <text:s text:c="10"/>21s <text:s text:c="7"/>21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7"/>RESTARTS <text:s text:c="2"/>AGE</text:span></text:p>
      <text:p text:style-name="Standard"><text:span text:style-name="T3">sleepy-5bxmq <text:s text:c="2"/>0/1 <text:s text:c="4"/>Completed <text:s text:c="4"/>0 <text:s text:c="9"/>24s</text:span></text:p>
      <text:p text:style-name="Standard"><text:span text:style-name="T3">sleepy-7gc62 <text:s text:c="2"/>0/1 <text:s text:c="4"/>Terminating <text:s text:c="2"/>0 <text:s text:c="9"/>15s</text:span></text:p>
      <text:p text:style-name="Standard"><text:span text:style-name="T3">sleepy-t7xfr <text:s text:c="2"/>0/1 <text:s text:c="4"/>Completed <text:s text:c="4"/>0 <text:s text:c="9"/>24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2/5 <text:s text:c="10"/>26s <text:s text:c="7"/>26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5bxmq <text:s text:c="2"/>0/1 <text:s text:c="4"/>Completed <text:s text:c="2"/>0 <text:s text:c="9"/>28s</text:span></text:p>
      <text:p text:style-name="Standard"><text:span text:style-name="T3">sleepy-t7xfr <text:s text:c="2"/>0/1 <text:s text:c="4"/>Completed <text:s text:c="2"/>0 <text:s text:c="9"/>28s</text:span></text:p>
      <text:p text:style-name="Standard"><text:span text:style-name="T3">jerome@master:~/lab4$ </text:span><text:span text:style-name="T12">$k get deploy,job</text:span></text:p>
      <text:p text:style-name="Standard"><text:span text:style-name="T3">NAME <text:s text:c="14"/>COMPLETIONS <text:s text:c="2"/>DURATION <text:s text:c="2"/>AGE</text:span></text:p>
      <text:p text:style-name="Standard"><text:span text:style-name="T3">job.batch/sleepy <text:s text:c="2"/>2/5 <text:s text:c="10"/>30s <text:s text:c="7"/>30s</text:span></text:p>
      <text:p text:style-name="Standard"><text:span text:style-name="T3">jerome@master:~/lab4$ </text:span><text:span text:style-name="T12">$k get po</text:span></text:p>
      <text:p text:style-name="Standard"><text:span text:style-name="T3">NAME <text:s text:c="10"/>READY <text:s text:c="2"/>STATUS <text:s text:c="5"/>RESTARTS <text:s text:c="2"/>AGE</text:span></text:p>
      <text:p text:style-name="Standard"><text:span text:style-name="T3">sleepy-5bxmq <text:s text:c="2"/>0/1 <text:s text:c="4"/>Completed <text:s text:c="2"/>0 <text:s text:c="9"/>35s</text:span></text:p>
      <text:p text:style-name="Standard"><text:span text:style-name="T3">sleepy-t7xfr <text:s text:c="2"/>0/1 <text:s text:c="4"/>Completed <text:s text:c="2"/>0 <text:s text:c="9"/>35s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>// </text:span><text:span text:style-name="T7">View the </text:span><text:span text:style-name="T16">message: entry in the Status section of the object YAML output. You may see less status if the job has yet to run. Wait and try again, if so</text:span></text:p>
      <text:p text:style-name="Standard"><text:span text:style-name="T16">jerome@master:~/lab4$ </text:span><text:span text:style-name="T19">$k get job sleepy -o yaml</text:span></text:p>
      <text:p text:style-name="Standard"><text:span text:style-name="T3">…………………..</text:span></text:p>
      <text:p text:style-name="Standard"><text:span text:style-name="T3">status:</text:span></text:p>
      <text:p text:style-name="Standard"><text:span text:style-name="T3"><text:s text:c="2"/>conditions:</text:span></text:p>
      <text:p text:style-name="Standard"><text:span text:style-name="T3"><text:s text:c="2"/>- lastProbeTime: "2021-02-04T12:02:35Z"</text:span></text:p>
      <text:p text:style-name="Standard"><text:span text:style-name="T3"><text:s text:c="4"/>lastTransitionTime: "2021-02-04T12:02:35Z"</text:span></text:p>
      <text:p text:style-name="Standard"><text:span text:style-name="T3"><text:s text:c="4"/>message: Job was active longer than specified deadline</text:span></text:p>
      <text:p text:style-name="Standard"><text:span text:style-name="T3"><text:s text:c="4"/>reason: DeadlineExceeded</text:span></text:p>
      <text:p text:style-name="Standard"><text:span text:style-name="T3"><text:s text:c="4"/>status: "True"</text:span></text:p>
      <text:p text:style-name="Standard"><text:span text:style-name="T3"><text:s text:c="4"/>type: Failed</text:span></text:p>
      <text:p text:style-name="Standard"><text:span text:style-name="T3"><text:s text:c="2"/>failed: 2</text:span></text:p>
      <text:p text:style-name="Standard"><text:span text:style-name="T3"><text:s text:c="2"/>startTime: "2021-02-04T12:02:20Z"</text:span></text:p>
      <text:p text:style-name="Standard"><text:span text:style-name="T3"><text:s text:c="2"/>succeeded: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6:37:26.720359979</meta:creation-date>
    <meta:generator>LibreOffice/7.0.4.2$Linux_X86_64 LibreOffice_project/00$Build-2</meta:generator>
    <dc:date>2021-02-04T19:10:31.692949483</dc:date>
    <meta:editing-duration>PT2H1M42S</meta:editing-duration>
    <meta:editing-cycles>9</meta:editing-cycles>
    <meta:document-statistic meta:table-count="0" meta:image-count="0" meta:object-count="0" meta:page-count="7" meta:paragraph-count="283" meta:word-count="1168" meta:character-count="10872" meta:non-whitespace-character-count="7426"/>
  </office:meta>
</office:document-meta>
</file>